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ivicrm_value_additional_chapters_summary_4">
        <table:table-row>
          <table:table-cell office:value-type="string">
            <text:p>Blue Mountain</text:p>
          </table:table-cell>
          <table:table-cell office:value-type="string">
            <text:p>Addi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lue Mountain</text:p>
          </table:table-cell>
          <table:table-cell office:value-type="string">
            <text:p>Associat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ue Mountain</text:p>
          </table:table-cell>
          <table:table-cell office:value-type="string">
            <text:p>GenMemA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lue Mountain</text:p>
          </table:table-cell>
          <table:table-cell office:value-type="string">
            <text:p>GenMemB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lue Mountain</text:p>
          </table:table-cell>
          <table:table-cell office:value-type="string">
            <text:p>GenMem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ark</text:p>
          </table:table-cell>
          <table:table-cell office:value-type="string">
            <text:p>Additional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Clark</text:p>
          </table:table-cell>
          <table:table-cell office:value-type="string">
            <text:p>Associate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Clark</text:p>
          </table:table-cell>
          <table:table-cell office:value-type="string">
            <text:p>GenMemA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>
            <text:p>Clark</text:p>
          </table:table-cell>
          <table:table-cell office:value-type="string">
            <text:p>GenMemB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Clark</text:p>
          </table:table-cell>
          <table:table-cell office:value-type="string">
            <text:p>GenMemC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Clark</text:p>
          </table:table-cell>
          <table:table-cell office:value-type="string">
            <text:p>LifeMem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wlitz</text:p>
          </table:table-cell>
          <table:table-cell office:value-type="string">
            <text:p>Additional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Cowlitz</text:p>
          </table:table-cell>
          <table:table-cell office:value-type="string">
            <text:p>Associat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wlitz</text:p>
          </table:table-cell>
          <table:table-cell office:value-type="string">
            <text:p>GenMemA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Cowlitz</text:p>
          </table:table-cell>
          <table:table-cell office:value-type="string">
            <text:p>GenMemB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wlitz</text:p>
          </table:table-cell>
          <table:table-cell office:value-type="string">
            <text:p>GenMemC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Cowlitz</text:p>
          </table:table-cell>
          <table:table-cell office:value-type="string">
            <text:p>LifeMem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ays Harbor</text:p>
          </table:table-cell>
          <table:table-cell office:value-type="string">
            <text:p>Additional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Grays Harbor</text:p>
          </table:table-cell>
          <table:table-cell office:value-type="string">
            <text:p>Associat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ays Harbor</text:p>
          </table:table-cell>
          <table:table-cell office:value-type="string">
            <text:p>GenMemA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Grays Harbor</text:p>
          </table:table-cell>
          <table:table-cell office:value-type="string">
            <text:p>GenMemB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Grays Harbor</text:p>
          </table:table-cell>
          <table:table-cell office:value-type="string">
            <text:p>GenMem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Grays Harbor</text:p>
          </table:table-cell>
          <table:table-cell office:value-type="string">
            <text:p>LifeMem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ttitas</text:p>
          </table:table-cell>
          <table:table-cell office:value-type="string">
            <text:p>Addi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Kittitas</text:p>
          </table:table-cell>
          <table:table-cell office:value-type="string">
            <text:p>Associat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Kittitas</text:p>
          </table:table-cell>
          <table:table-cell office:value-type="string">
            <text:p>GenMemA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Kittitas</text:p>
          </table:table-cell>
          <table:table-cell office:value-type="string">
            <text:p>GenMemB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Kittitas</text:p>
          </table:table-cell>
          <table:table-cell office:value-type="string">
            <text:p>GenMem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ewis</text:p>
          </table:table-cell>
          <table:table-cell office:value-type="string">
            <text:p>Additional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Lewis</text:p>
          </table:table-cell>
          <table:table-cell office:value-type="string">
            <text:p>Associate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Lewis</text:p>
          </table:table-cell>
          <table:table-cell office:value-type="string">
            <text:p>GenMemA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Lewis</text:p>
          </table:table-cell>
          <table:table-cell office:value-type="string">
            <text:p>GenMemB</text:p>
          </table:table-cell>
          <table:table-cell office:value-type="float" office:value="65">
            <text:p>65</text:p>
          </table:table-cell>
        </table:table-row>
        <table:table-row>
          <table:table-cell office:value-type="string">
            <text:p>Lewis</text:p>
          </table:table-cell>
          <table:table-cell office:value-type="string">
            <text:p>GenMemC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Mt Adams</text:p>
          </table:table-cell>
          <table:table-cell office:value-type="string">
            <text:p>Addi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t Adams</text:p>
          </table:table-cell>
          <table:table-cell office:value-type="string">
            <text:p>GenMemA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Mt Adams</text:p>
          </table:table-cell>
          <table:table-cell office:value-type="string">
            <text:p>GenMemB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orth Central</text:p>
          </table:table-cell>
          <table:table-cell office:value-type="string">
            <text:p>Addi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orth Central</text:p>
          </table:table-cell>
          <table:table-cell office:value-type="string">
            <text:p>GenMemA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North Central</text:p>
          </table:table-cell>
          <table:table-cell office:value-type="string">
            <text:p>GenMemB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orth Central</text:p>
          </table:table-cell>
          <table:table-cell office:value-type="string">
            <text:p>GenMem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ortheast Washington</text:p>
          </table:table-cell>
          <table:table-cell office:value-type="string">
            <text:p>Additional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Northeast Washington</text:p>
          </table:table-cell>
          <table:table-cell office:value-type="string">
            <text:p>Associat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Northeast Washington</text:p>
          </table:table-cell>
          <table:table-cell office:value-type="string">
            <text:p>GenMemA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Northeast Washington</text:p>
          </table:table-cell>
          <table:table-cell office:value-type="string">
            <text:p>GenMemB</text:p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>Northeast Washington</text:p>
          </table:table-cell>
          <table:table-cell office:value-type="string">
            <text:p>GenMemC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Olympic</text:p>
          </table:table-cell>
          <table:table-cell office:value-type="string">
            <text:p>Additional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Olympic</text:p>
          </table:table-cell>
          <table:table-cell office:value-type="string">
            <text:p>Associat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lympic</text:p>
          </table:table-cell>
          <table:table-cell office:value-type="string">
            <text:p>GenMemA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Olympic</text:p>
          </table:table-cell>
          <table:table-cell office:value-type="string">
            <text:p>GenMemB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Olympic</text:p>
          </table:table-cell>
          <table:table-cell office:value-type="string">
            <text:p>GenMem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cific</text:p>
          </table:table-cell>
          <table:table-cell office:value-type="string">
            <text:p>Additional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Pacific</text:p>
          </table:table-cell>
          <table:table-cell office:value-type="string">
            <text:p>Associat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acific</text:p>
          </table:table-cell>
          <table:table-cell office:value-type="string">
            <text:p>GenMemA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Pacific</text:p>
          </table:table-cell>
          <table:table-cell office:value-type="string">
            <text:p>GenMemB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Pacific</text:p>
          </table:table-cell>
          <table:table-cell office:value-type="string">
            <text:p>GenMem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acific</text:p>
          </table:table-cell>
          <table:table-cell office:value-type="string">
            <text:p>LifeMem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ierce</text:p>
          </table:table-cell>
          <table:table-cell office:value-type="string">
            <text:p>Additional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Pierce</text:p>
          </table:table-cell>
          <table:table-cell office:value-type="string">
            <text:p>Associat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ierce</text:p>
          </table:table-cell>
          <table:table-cell office:value-type="string">
            <text:p>GenMemA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Pierce</text:p>
          </table:table-cell>
          <table:table-cell office:value-type="string">
            <text:p>GenMemB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Pierce</text:p>
          </table:table-cell>
          <table:table-cell office:value-type="string">
            <text:p>GenMem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outh Sound</text:p>
          </table:table-cell>
          <table:table-cell office:value-type="string">
            <text:p>Additional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South Sound</text:p>
          </table:table-cell>
          <table:table-cell office:value-type="string">
            <text:p>Associate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South Sound</text:p>
          </table:table-cell>
          <table:table-cell office:value-type="string">
            <text:p>GenMemA</text:p>
          </table:table-cell>
          <table:table-cell office:value-type="float" office:value="35">
            <text:p>35</text:p>
          </table:table-cell>
        </table:table-row>
        <table:table-row>
          <table:table-cell office:value-type="string">
            <text:p>South Sound</text:p>
          </table:table-cell>
          <table:table-cell office:value-type="string">
            <text:p>GenMemB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South Sound</text:p>
          </table:table-cell>
          <table:table-cell office:value-type="string">
            <text:p>GenMemC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Spokane</text:p>
          </table:table-cell>
          <table:table-cell office:value-type="string">
            <text:p>Additiona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Spokane</text:p>
          </table:table-cell>
          <table:table-cell office:value-type="string">
            <text:p>Associat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pokane</text:p>
          </table:table-cell>
          <table:table-cell office:value-type="string">
            <text:p>GenMemA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Spokane</text:p>
          </table:table-cell>
          <table:table-cell office:value-type="string">
            <text:p>GenMemB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Spokane</text:p>
          </table:table-cell>
          <table:table-cell office:value-type="string">
            <text:p>GenMem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pper Puget Sound</text:p>
          </table:table-cell>
          <table:table-cell office:value-type="string">
            <text:p>Additiona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Upper Puget Sound</text:p>
          </table:table-cell>
          <table:table-cell office:value-type="string">
            <text:p>Associat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Upper Puget Sound</text:p>
          </table:table-cell>
          <table:table-cell office:value-type="string">
            <text:p>GenMemA</text:p>
          </table:table-cell>
          <table:table-cell office:value-type="float" office:value="35">
            <text:p>35</text:p>
          </table:table-cell>
        </table:table-row>
        <table:table-row>
          <table:table-cell office:value-type="string">
            <text:p>Upper Puget Sound</text:p>
          </table:table-cell>
          <table:table-cell office:value-type="string">
            <text:p>GenMemB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Upper Puget Sound</text:p>
          </table:table-cell>
          <table:table-cell office:value-type="string">
            <text:p>GenMem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hatcom</text:p>
          </table:table-cell>
          <table:table-cell office:value-type="string">
            <text:p>Additional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Whatcom</text:p>
          </table:table-cell>
          <table:table-cell office:value-type="string">
            <text:p>Associat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hatcom</text:p>
          </table:table-cell>
          <table:table-cell office:value-type="string">
            <text:p>GenMemA</text:p>
          </table:table-cell>
          <table:table-cell office:value-type="float" office:value="35">
            <text:p>35</text:p>
          </table:table-cell>
        </table:table-row>
        <table:table-row>
          <table:table-cell office:value-type="string">
            <text:p>Whatcom</text:p>
          </table:table-cell>
          <table:table-cell office:value-type="string">
            <text:p>GenMemB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Whatcom</text:p>
          </table:table-cell>
          <table:table-cell office:value-type="string">
            <text:p>GenMemC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3</meta:generator>
    <meta:initial-creator>phpMyAdmin 4.7.3</meta:initial-creator>
    <meta:creation-date>2018-05-19T22:42:08</meta:creation-date>
  </office:meta>
</office:document-meta>
</file>